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lwg Typist"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lwg Typist" style:text-underline-style="none" fo:font-weight="normal" style:font-weight-asian="normal" style:font-weight-complex="normal"/>
    </style:style>
    <style:style style:name="T8" style:family="text">
      <style:text-properties style:font-name="Tlwg Typist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lwg Typist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3</text:p>
      <text:p text:style-name="P4">Software Básico</text:p>
      <text:p text:style-name="P7"/>
      <text:p text:style-name="P6">Pedro Araujo Pires<text:tab/><text:span text:style-name="T1"><text:tab/><text:tab/><text:tab/><text:tab/><text:tab/><text:tab/><text:tab/><text:tab/><text:tab/></text:span>12/06/2011</text:p>
      <text:p text:style-name="P2"/>
      <text:p text:style-name="P2"/>
      <text:p text:style-name="P5">Introdução</text:p>
      <text:p text:style-name="P1"/>
      <text:p text:style-name="P1"><text:tab/>Neste trabalho foi desenvolvido um expansor de macros para programas feitos para a máquina virtual desenvolvida na trabalho prático 1. O expansor gera um arquivo que serve de entrada para o montador. O expansor reconhece duas pseudo-instruções, BEGINMACRO e ENDMACRO, que indicam, respectivamente, o início e o final de uma definição de macro. Além disso, cada macro pode ter no máximo 1 argumento.</text:p>
      <text:p text:style-name="P1"/>
      <text:p text:style-name="P5">Implementação</text:p>
      <text:p text:style-name="P1"/>
      <text:p text:style-name="P1"><text:tab/>Para implementar o montador, foi utilizada uma estratégia similar à do montador de dois passos: <text:s/>o arquivo com o programa é lido uma vez, e todas as definições de macros são armazenadas. Em seguida, o arquivo é lido novamente, e onde há uma chamada de macro, é feita a expansão da macro. As instruções que não fazem parte de uma definição de macro, e não são chamadas de macro permanecem inalteradas. As chamadas de macro são trocadas pelo corpo da macro, e as definições de macro são retiradas.</text:p>
      <text:p text:style-name="P1"><text:tab/>Para armazenar as definições de macros, foi utilizada uma <text:span text:style-name="T3">struct</text:span><text:span text:style-name="T6"> (</text:span><text:span text:style-name="T9">Macro</text:span><text:span text:style-name="T6">) que armazena o nome da macro, o nome do argumento (se houver), um </text:span><text:span text:style-name="T3">array</text:span><text:span text:style-name="T6"> de </text:span><text:span text:style-name="T3">strings</text:span><text:span text:style-name="T6">, que são as instruções, e o total de instruções presentes na macro.</text:span></text:p>
      <text:p text:style-name="P1"><text:span text:style-name="T6"><text:tab/>Para criar essas estruturas, sempre que é lida uma pseudo-instrução BEGINMACRO, é criada uma nova macro. Todas as instruções subsequentes são adicionadas à estrutura, até que se leia a pseudo-instrução ENDMACRO. Essa nova macro é então adicionada a um </text:span><text:span text:style-name="T3">array</text:span><text:span text:style-name="T6"> de macros. Ao final de leitura do arquivo, é adicionada mais uma posição no </text:span><text:span text:style-name="T3">array</text:span><text:span text:style-name="T6">, que aponta para NULL. A única finalidade dessa posição é indicar o fim do </text:span><text:span text:style-name="T3">array.</text:span></text:p>
      <text:p text:style-name="P1"/>
      <text:p text:style-name="P5">Execução</text:p>
      <text:p text:style-name="P1"/>
      <text:p text:style-name="P2"><text:span text:style-name="T2"><text:tab/>Para compilar o programa, deve-se usar o comando </text:span><text:span text:style-name="T7">make</text:span><text:span text:style-name="T2">, dentro da pasta com o código fonte. Ele irá gerar um executável, que deve ser executado da seguinte forma:</text:span></text:p>
      <text:p text:style-name="P1"/>
      <text:p text:style-name="P9">./mv 0 999 0 s multiply.exec</text:p>
      <text:p text:style-name="P1"/>
      <text:p text:style-name="P2"><text:span text:style-name="T2">O primeiro argumento é o valor inicial do </text:span><text:span text:style-name="T7">PC</text:span><text:span text:style-name="T2">, o segundo argumento é o valor inicial do </text:span><text:span text:style-name="T7">SP</text:span><text:span text:style-name="T2">, o terceiro argumento é a posição de memória a partir da qual o programa será carregado, o quarto é o modo de execução (simples ou </text:span><text:span text:style-name="T4">verbose</text:span><text:span text:style-name="T2">), e o último é o nome do arquivo que contém o programa a ser executdo pela máquina.</text:span></text:p>
      <text:p text:style-name="P2"><text:span text:style-name="T2"><text:tab/>No modo </text:span><text:span text:style-name="T4">verbose</text:span><text:span text:style-name="T5">, a cada instrução executada é impresso na tela qual instrução está sendo executada, e os valores dos registradores </text:span><text:span text:style-name="T8">PC</text:span><text:span text:style-name="T5">, </text:span><text:span text:style-name="T8">SP</text:span><text:span text:style-name="T5"> e </text:span><text:span text:style-name="T8">AC</text:span><text:span text:style-name="T5">.</text:span></text:p>
      <text:p text:style-name="P1"/>
      <text:p text:style-name="P5">Testes</text:p>
      <text:p text:style-name="P1"><text:soft-page-break/></text:p>
      <text:p text:style-name="P1"><text:tab/>Para testar a máquina foi escrito um programa que calcula o fatorial de um número recursivamente. Como para calcular o fatorial de um número é necessário multiplicar dois números, primeiramente foi feito um procedimento que multiplica dois números.</text:p>
      <text:p text:style-name="P2"><text:span text:style-name="T2"><text:tab/>O fatorial recursivo é um bom exemplo para testes pois quase todo o conjunto de instruções é usado. Durante os testes o programa, o fatorial só foi corretamente calculado até o número 12. A partir do número 13, os resultados estavam errados, devido a problemas de </text:span><text:span text:style-name="T4">overflow</text:span><text:span text:style-name="T2">. A partir do número 62, o programa começou a acessar posições fora da memória da máquina virtual, e o programa não executava até o final.</text:span></text:p>
      <text:p text:style-name="P2"><text:span text:style-name="T2"><text:tab/>Os dois procedimentos (multiplicação e fatorial recursivo) estão em arquivos “executáveis” (</text:span><text:span text:style-name="T7">multiply.exec</text:span><text:span text:style-name="T2"> e </text:span><text:span text:style-name="T7">recursive_fat.exec</text:span><text:span text:style-name="T2">). Para executá-los, basta executar a máquia da forma descrita acima, passando o nome de um deles como último argumento na linha de coman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1-05-01T16:24:32</meta:creation-date>
    <dc:date>2011-06-13T13:40:00</dc:date>
    <dc:creator>Pedro Pires</dc:creator>
    <meta:editing-duration>PT02H26M39S</meta:editing-duration>
    <meta:editing-cycles>24</meta:editing-cycles>
    <meta:generator>OpenOffice.org/3.2$Linux OpenOffice.org_project/320m12$Build-9483</meta:generator>
    <meta:document-statistic meta:table-count="0" meta:image-count="0" meta:object-count="0" meta:page-count="2" meta:paragraph-count="18" meta:word-count="539" meta:character-count="3208"/>
  </office:meta>
</office:document-meta>
</file>